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Plugin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setMaven2OsgiConverter( Maven2OsgiConverter maven2Osgi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getMavenResourcePaths( MavenProject projec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BundlePlugin.getMaven2Osgi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setOutputDirectory(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getProperies( Model projectModel , String prefix , Object 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undlePlugin.getBuild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execute( MavenProject project , Map instructions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Plugin.convertVersionToOsgi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removeMavenResourcesTag( String include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ndlePlugin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Plugin.getDefaultProperties( Maven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undlePlugin.doMavenMetadata( MavenProject project , Jar 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Plugin.transformDirectives( Map instru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ndlePlugin.getClasspath( MavenProject proje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undlePlugin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getFil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getEmbeddableArtifacts( MavenProject project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Plugin.printLicenses( List licens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ndlePlugin.execute( MavenProject project , Map instructions , Properties properties , Jar [ ] classpath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BundlePlugin.setBuildDirectory( String buil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lugin.header( Properties properties , String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Plugin.getBundleName( Maven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